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3.764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6.854cm"/>
    </style:style>
    <style:style style:name="co6" style:family="table-column">
      <style:table-column-properties fo:break-before="auto" style:column-width="6.6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6.30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Système</text:p>
          </table:table-cell>
          <table:table-cell table:style-name="ce1" office:value-type="string" calcext:value-type="string">
            <text:p>Sous-système</text:p>
          </table:table-cell>
          <table:table-cell table:style-name="ce1" office:value-type="string" calcext:value-type="string">
            <text:p>Composants</text:p>
          </table:table-cell>
          <table:table-cell table:style-name="ce1" office:value-type="string" calcext:value-type="string">
            <text:p>Fonctions</text:p>
          </table:table-cell>
          <table:table-cell table:style-name="ce1" office:value-type="string" calcext:value-type="string">
            <text:p>Modes de défaillance</text:p>
          </table:table-cell>
          <table:table-cell table:style-name="Default" office:value-type="string" calcext:value-type="string">
            <text:p>Effets d’une défaillance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riticité</text:p>
          </table:table-cell>
          <table:table-cell table:style-name="Default" office:value-type="string" calcext:value-type="string">
            <text:p>Actions correctives et précenvites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Teams</text:p>
          </table:table-cell>
          <table:table-cell office:value-type="string" calcext:value-type="string" table:number-columns-spanned="1" table:number-rows-spanned="5">
            <text:p>Génération des équipes</text:p>
          </table:table-cell>
          <table:table-cell office:value-type="string" calcext:value-type="string" table:number-columns-spanned="1" table:number-rows-spanned="5">
            <text:p>TeamGenerator</text:p>
          </table:table-cell>
          <table:table-cell office:value-type="string" calcext:value-type="string" table:number-columns-spanned="1" table:number-rows-spanned="5">
            <text:p>generateTeams</text:p>
          </table:table-cell>
          <table:table-cell office:value-type="string" calcext:value-type="string">
            <text:p>Le paramètre players n’est pas itérable</text:p>
          </table:table-cell>
          <table:table-cell office:value-type="string" calcext:value-type="string">
            <text:p>mauvaise utilisation de la fonctionnalité,</text:p>
            <text:p>Erreur lors de l’exécution de l’applica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érification des entrées utilisateurs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Le paramètre players est une </text:p>
            <text:p>Chaine de caractère</text:p>
          </table:table-cell>
          <table:table-cell office:value-type="string" calcext:value-type="string">
            <text:p>découpe la chaine et considère chaque</text:p>
            <text:p>Lettre comme un joueu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érification des entrées utilisateurs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Le paramètre players est composé </text:p>
            <text:p>d’éléments vides</text:p>
          </table:table-cell>
          <table:table-cell office:value-type="string" calcext:value-type="string">
            <text:p>Chaque teams contient des </text:p>
            <text:p>éléments vid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érification des éléments envoyées</text:p>
            <text:p>Dans le tableau players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Le paramètre playerPerTeams</text:p>
            <text:p>N’est pas un nombre (ou NaN)</text:p>
          </table:table-cell>
          <table:table-cell office:value-type="string" calcext:value-type="string">
            <text:p>L’application crash car consomme trop </text:p>
            <text:p>De mémoir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érification des entrées utilisateurs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Players / playersPerTeams ne retourne</text:p>
            <text:p>Pas un nombre entier</text:p>
          </table:table-cell>
          <table:table-cell office:value-type="string" calcext:value-type="string">
            <text:p>inégalité entre les joeurs, perte de </text:p>
            <text:p>Fiabilité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mande de confirmation à l’utilisateur</text:p>
            <text:p>Pour accepter des teams inégale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Tournament</text:p>
          </table:table-cell>
          <table:table-cell office:value-type="string" calcext:value-type="string" table:number-columns-spanned="1" table:number-rows-spanned="4">
            <text:p>Génération des poules</text:p>
          </table:table-cell>
          <table:table-cell office:value-type="string" calcext:value-type="string" table:number-columns-spanned="1" table:number-rows-spanned="4">
            <text:p>TournamentGenerator</text:p>
          </table:table-cell>
          <table:table-cell office:value-type="string" calcext:value-type="string" table:number-columns-spanned="1" table:number-rows-spanned="2">
            <text:p>generatePoules</text:p>
          </table:table-cell>
          <table:table-cell office:value-type="string" calcext:value-type="string">
            <text:p>paramètre teams non itérable, string ou </text:p>
            <text:p>Composé d’éléments vides</text:p>
          </table:table-cell>
          <table:table-cell office:value-type="string" calcext:value-type="string">
            <text:p><text:span text:style-name="T1">même risque d’erreurs que recencé </text:span></text:p>
            <text:p><text:span text:style-name="T1">Précedemment avec players</text:span>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érification des entrées utilisateurs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le nombre de teams est inférieur à 4</text:p>
          </table:table-cell>
          <table:table-cell office:value-type="string" calcext:value-type="string">
            <text:p>pas assez d’équipes pour un poule mais </text:p>
            <text:p>Aucun retour utilisate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 d’information si le nombre de </text:p>
            <text:p>Teams est insuffisant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generateFinalStages</text:p>
          </table:table-cell>
          <table:table-cell office:value-type="string" calcext:value-type="string">
            <text:p>si nombre de team impair, un stage se fait </text:p>
            <text:p>avec qu’une équipe et risque de retourner </text:p>
            <text:p>Undefined pour winner</text:p>
          </table:table-cell>
          <table:table-cell office:value-type="string" calcext:value-type="string">
            <text:p>Erreur lors de l’affichage des différents </text:p>
            <text:p>Tournaments et de l’équipe gagnan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érification du nombre d’équipes </text:p>
            <text:p>inscrites pour le tournament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generateTournament</text:p>
          </table:table-cell>
          <table:table-cell office:value-type="string" calcext:value-type="string">
            <text:p>le code s’exécute même dans le cas où </text:p>
            <text:p>il n’y a aucune équipe participante</text:p>
          </table:table-cell>
          <table:table-cell office:value-type="string" calcext:value-type="string">
            <text:p>utilisation de mémoire inuti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érification du nombre de teams avant </text:p>
            <text:p>Lancement du tournois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2T23:41:01.408000000</dc:date>
    <meta:editing-duration>PT3H44M16S</meta:editing-duration>
    <meta:editing-cycles>6</meta:editing-cycles>
    <meta:generator>LibreOffice/7.4.0.3$Windows_x86 LibreOffice_project/f85e47c08ddd19c015c0114a68350214f7066f5a</meta:generator>
    <meta:document-statistic meta:table-count="1" meta:cell-count="84" meta:object-count="0"/>
  </office:meta>
</office:document-meta>
</file>